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6.713cm"/>
    </style:style>
    <style:style style:name="co3" style:family="table-column">
      <style:table-column-properties fo:break-before="auto" style:column-width="10.66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wis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/>
          <table:table-cell table:style-name="ce1" office:value-type="string">
            <text:p>petname</text:p>
          </table:table-cell>
          <table:table-cell table:style-name="ce1" office:value-type="string">
            <text:p>pettype</text:p>
          </table:table-cell>
          <table:table-cell table:style-name="ce1" office:value-type="string">
            <text:p>petag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string">
            <text:p>r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/>
          <table:table-cell table:style-name="ce2" office:value-type="string">
            <text:p>Ж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/>
          <table:table-cell table:style-name="ce2" office:value-type="string">
            <text:p>бешеный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/>
          <table:table-cell table:style-name="ce2" office:value-type="string">
            <text:p>mad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/>
          <table:table-cell table:style-name="ce2" office:value-type="float" office:value="2031">
            <text:p>2031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/>
          <table:table-cell table:style-name="ce2" office:value-type="string">
            <text:p>####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/>
          <table:table-cell table:style-name="ce2" office:value-type="string">
            <text:p>1^*$8Юfщ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/>
          <table:table-cell table:style-name="ce2" office:value-type="string">
            <text:p>55555555555555500000000000000000000000000000000000000000000000000000000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t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t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t</text:p>
          </table:table-cell>
          <table:table-cell table:style-name="ce2" office:value-type="string">
            <text:p>?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t</text:p>
          </table:table-cell>
          <table:table-cell table:style-name="ce2" office:value-type="string">
            <text:p>бешеный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t</text:p>
          </table:table-cell>
          <table:table-cell table:style-name="ce2" office:value-type="string">
            <text:p>mad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t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t</text:p>
          </table:table-cell>
          <table:table-cell table:style-name="ce2" office:value-type="string">
            <text:p>####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1^*$8Юfщ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t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Ж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ы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?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бешеный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ma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ы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####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1^*$8Юfщ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r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ы</text:p>
          </table:table-cell>
          <table:table-cell table:style-name="ce2"/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?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бешеный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d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31">
            <text:p>2031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####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^*$8Юfщ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Ж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%</text:p>
          </table:table-cell>
          <table:table-cell table:style-name="ce2" office:value-type="string">
            <text:p>?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%</text:p>
          </table:table-cell>
          <table:table-cell table:style-name="ce2" office:value-type="string">
            <text:p>бешеный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%</text:p>
          </table:table-cell>
          <table:table-cell table:style-name="ce2" office:value-type="string">
            <text:p>mad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%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%</text:p>
          </table:table-cell>
          <table:table-cell table:style-name="ce2" office:value-type="string">
            <text:p>####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%</text:p>
          </table:table-cell>
          <table:table-cell table:style-name="ce2" office:value-type="string">
            <text:p>1^*$8Юfщ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%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%</text:p>
          </table:table-cell>
          <table:table-cell table:style-name="ce2" office:value-type="string">
            <text:p>r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%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%</text:p>
          </table:table-cell>
          <table:table-cell table:style-name="ce2" office:value-type="string">
            <text:p>Ж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office:value-type="string">
            <text:p>%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бешеный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ma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2" office:value-type="string">
            <text:p>тайпан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####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1^*$8Юfщ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r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2" office:value-type="string">
            <text:p>тайпан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2" office:value-type="string">
            <text:p>тайпан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2" office:value-type="string">
            <text:p>тайпан</text:p>
          </table:table-cell>
          <table:table-cell table:style-name="ce2" office:value-type="string">
            <text:p>?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mad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2" office:value-type="string">
            <text:p>taipan</text:p>
          </table:table-cell>
          <table:table-cell table:style-name="ce2" office:value-type="float" office:value="2031">
            <text:p>2031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####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1^*$8Юfщ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r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2" office:value-type="string">
            <text:p>taipan</text:p>
          </table:table-cell>
          <table:table-cell table:style-name="ce2"/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Ж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2" office:value-type="string">
            <text:p>taip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?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2" office:value-type="string">
            <text:p>taipan</text:p>
          </table:table-cell>
          <table:table-cell table:style-name="ce2" office:value-type="string">
            <text:p>бешеный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2" office:value-type="float" office:value="1488">
            <text:p>1488</text:p>
          </table:table-cell>
          <table:table-cell table:style-name="ce2" office:value-type="float" office:value="2031">
            <text:p>2031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####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1^*$8Юfщ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2" office:value-type="float" office:value="1488">
            <text:p>1488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Ж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2" office:value-type="float" office:value="1488">
            <text:p>1488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?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бешеный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2" office:value-type="float" office:value="1488">
            <text:p>1488</text:p>
          </table:table-cell>
          <table:table-cell table:style-name="ce2" office:value-type="string">
            <text:p>mad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####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1^*$8Юfщ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r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2" office:value-type="string">
            <text:p>&amp;&amp;&amp;&amp;&amp;&amp;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Ж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2" office:value-type="string">
            <text:p>&amp;&amp;&amp;&amp;&amp;&amp;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?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бешеный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2" office:value-type="string">
            <text:p>&amp;&amp;&amp;&amp;&amp;&amp;</text:p>
          </table:table-cell>
          <table:table-cell table:style-name="ce2" office:value-type="string">
            <text:p>mad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2" office:value-type="string">
            <text:p>&amp;&amp;&amp;&amp;&amp;&amp;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1^*$8Юfщ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r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2" office:value-type="string">
            <text:p>#@&amp;~tЛ4*^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Ж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2" office:value-type="string">
            <text:p>#@&amp;~tЛ4*^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?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бешеный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ma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2" office:value-type="string">
            <text:p>#@&amp;~tЛ4*^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2" office:value-type="string">
            <text:p>#@&amp;~tЛ4*^</text:p>
          </table:table-cell>
          <table:table-cell table:style-name="ce2" office:value-type="string">
            <text:p>####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55555555555555500000000000000000000000000000000000000000000000000000000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r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Ж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?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бешеный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mad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float" office:value="2031">
            <text:p>2031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####</text:p>
          </table:table-cell>
          <table:table-cell table:style-name="ce2" office:value-type="string">
            <text:p>984276984790567000000000000000000000000000000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2" office:value-type="string">
            <text:p>77777777777777800000000000000000000000000000000000000000000000000000000</text:p>
          </table:table-cell>
          <table:table-cell table:style-name="ce2" office:value-type="string">
            <text:p>1^*$8Юfщ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.02.2022</text:date>, <text:time>18:08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18:08:07.27</dc:date>
    <dc:creator>Андрей </dc:creator>
    <meta:document-statistic meta:table-count="1" meta:cell-count="432" meta:object-count="0"/>
    <meta:generator>OpenOffice/4.1.11$Win32 OpenOffice.org_project/4111m1$Build-9808</meta:generator>
  </office:meta>
</office:document-meta>
</file>